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宋体1" svg:font-family="宋体" style:font-adornments="常规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Version_20_item_20_title">
      <style:text-properties officeooo:rsid="001563e2" officeooo:paragraph-rsid="001563e2" style:language-asian="zh" style:country-asian="CN"/>
    </style:style>
    <style:style style:name="P2" style:family="paragraph" style:parent-style-name="Version_20_item_20_title">
      <style:text-properties officeooo:rsid="001c2c5f" officeooo:paragraph-rsid="001c2c5f" style:language-asian="zh" style:country-asian="CN"/>
    </style:style>
    <style:style style:name="P3" style:family="paragraph" style:parent-style-name="Version_20_item_20_title">
      <style:text-properties officeooo:rsid="001e24a0" officeooo:paragraph-rsid="001e24a0" style:language-asian="zh" style:country-asian="CN"/>
    </style:style>
    <style:style style:name="P4" style:family="paragraph" style:parent-style-name="Version_20_item_20_title">
      <style:text-properties officeooo:rsid="001fed34" officeooo:paragraph-rsid="001fed34" style:language-asian="zh" style:country-asian="CN"/>
    </style:style>
    <style:style style:name="P5" style:family="paragraph" style:parent-style-name="Version_20_item_20_title">
      <style:text-properties officeooo:rsid="001fed34" officeooo:paragraph-rsid="0020a3bf" style:language-asian="zh" style:country-asian="CN"/>
    </style:style>
    <style:style style:name="P6" style:family="paragraph" style:parent-style-name="Version_20_item_20_title">
      <style:text-properties officeooo:rsid="002182b0" officeooo:paragraph-rsid="002182b0" style:language-asian="zh" style:country-asian="CN"/>
    </style:style>
    <style:style style:name="P7" style:family="paragraph" style:parent-style-name="Version_20_item_20_title">
      <style:text-properties officeooo:rsid="00253d70" officeooo:paragraph-rsid="00253d70" style:language-asian="zh" style:country-asian="CN"/>
    </style:style>
    <style:style style:name="P8" style:family="paragraph" style:parent-style-name="Version_20_item_20_title">
      <style:text-properties officeooo:paragraph-rsid="002cff87" style:language-asian="zh" style:country-asian="CN"/>
    </style:style>
    <style:style style:name="P9" style:family="paragraph" style:parent-style-name="Version_20_item_20_title">
      <style:text-properties officeooo:paragraph-rsid="002dcf6a" style:language-asian="zh" style:country-asian="CN"/>
    </style:style>
    <style:style style:name="P10" style:family="paragraph" style:parent-style-name="Version_20_item_20_title">
      <style:text-properties officeooo:rsid="002e6232" officeooo:paragraph-rsid="002e6232" style:language-asian="zh" style:country-asian="CN"/>
    </style:style>
    <style:style style:name="P11" style:family="paragraph" style:parent-style-name="Version_20_item_20_title">
      <style:text-properties officeooo:rsid="002e6232" officeooo:paragraph-rsid="0031c6fb" style:language-asian="zh" style:country-asian="CN"/>
    </style:style>
    <style:style style:name="P12" style:family="paragraph" style:parent-style-name="Version_20_item_20_title">
      <style:text-properties officeooo:rsid="002e6232" officeooo:paragraph-rsid="003280a3" style:language-asian="zh" style:country-asian="CN"/>
    </style:style>
    <style:style style:name="P13" style:family="paragraph" style:parent-style-name="Version_20_item_20_title">
      <style:text-properties officeooo:rsid="002e6232" officeooo:paragraph-rsid="00335041" style:language-asian="zh" style:country-asian="CN"/>
    </style:style>
    <style:style style:name="P14" style:family="paragraph" style:parent-style-name="Version_20_item_20_title">
      <style:text-properties officeooo:rsid="00320039" officeooo:paragraph-rsid="00320039" style:language-asian="zh" style:country-asian="CN"/>
    </style:style>
    <style:style style:name="P15" style:family="paragraph" style:parent-style-name="Version_20_item_20_title">
      <style:text-properties officeooo:rsid="00348b6a" officeooo:paragraph-rsid="00348b6a" style:language-asian="zh" style:country-asian="CN"/>
    </style:style>
    <style:style style:name="P16" style:family="paragraph" style:parent-style-name="Version_20_item_20_title">
      <style:text-properties officeooo:rsid="00348b6a" officeooo:paragraph-rsid="0035c1b9" style:language-asian="zh" style:country-asian="CN"/>
    </style:style>
    <style:style style:name="P17" style:family="paragraph" style:parent-style-name="Version_20_item_20_title">
      <style:text-properties officeooo:rsid="003769d3" officeooo:paragraph-rsid="003769d3" style:language-asian="zh" style:country-asian="CN"/>
    </style:style>
    <style:style style:name="P18" style:family="paragraph" style:parent-style-name="Version_20_item_20_title">
      <style:text-properties officeooo:rsid="003769d3" officeooo:paragraph-rsid="00395507" style:language-asian="zh" style:country-asian="CN"/>
    </style:style>
    <style:style style:name="P19" style:family="paragraph" style:parent-style-name="Version_20_item_20_title">
      <style:text-properties officeooo:rsid="00399129" officeooo:paragraph-rsid="00399129" style:language-asian="zh" style:country-asian="CN"/>
    </style:style>
    <style:style style:name="P20" style:family="paragraph" style:parent-style-name="Version_20_item_20_title">
      <style:text-properties officeooo:rsid="001563e2"/>
    </style:style>
    <style:style style:name="P21" style:family="paragraph" style:parent-style-name="Version_20_item_20_title">
      <style:text-properties officeooo:paragraph-rsid="0029239c"/>
    </style:style>
    <style:style style:name="P22" style:family="paragraph" style:parent-style-name="Version_20_item_20_title">
      <style:text-properties officeooo:paragraph-rsid="002b09c4"/>
    </style:style>
    <style:style style:name="P23" style:family="paragraph" style:parent-style-name="Version_20_item_20_title">
      <style:text-properties officeooo:paragraph-rsid="002b2e88"/>
    </style:style>
    <style:style style:name="P24" style:family="paragraph" style:parent-style-name="Version_20_item_20_title">
      <style:text-properties officeooo:paragraph-rsid="00399129"/>
    </style:style>
    <style:style style:name="P25" style:family="paragraph" style:parent-style-name="Version_20_item_20_title">
      <style:text-properties officeooo:rsid="00399129" officeooo:paragraph-rsid="00399129"/>
    </style:style>
    <style:style style:name="P26" style:family="paragraph" style:parent-style-name="Version_20_numbers">
      <style:text-properties officeooo:rsid="001563e2" officeooo:paragraph-rsid="001563e2"/>
    </style:style>
    <style:style style:name="P27" style:family="paragraph" style:parent-style-name="Version_20_numbers">
      <style:text-properties officeooo:rsid="001563e2" officeooo:paragraph-rsid="001563e2" style:language-asian="zh" style:country-asian="CN"/>
    </style:style>
    <style:style style:name="P28" style:family="paragraph" style:parent-style-name="Version_20_numbers">
      <style:text-properties officeooo:rsid="001c2c5f" officeooo:paragraph-rsid="001c2c5f" style:language-asian="zh" style:country-asian="CN"/>
    </style:style>
    <style:style style:name="P29" style:family="paragraph" style:parent-style-name="Version_20_numbers">
      <style:text-properties officeooo:rsid="001e24a0" officeooo:paragraph-rsid="001e24a0" style:language-asian="zh" style:country-asian="CN"/>
    </style:style>
    <style:style style:name="P30" style:family="paragraph" style:parent-style-name="Version_20_numbers">
      <style:text-properties officeooo:rsid="001fed34" officeooo:paragraph-rsid="001fed34" style:language-asian="zh" style:country-asian="CN"/>
    </style:style>
    <style:style style:name="P31" style:family="paragraph" style:parent-style-name="Version_20_numbers">
      <style:text-properties officeooo:rsid="001fed34" officeooo:paragraph-rsid="0020a3bf" style:language-asian="zh" style:country-asian="CN"/>
    </style:style>
    <style:style style:name="P32" style:family="paragraph" style:parent-style-name="Version_20_numbers">
      <style:text-properties officeooo:rsid="002182b0" officeooo:paragraph-rsid="002182b0" style:language-asian="zh" style:country-asian="CN"/>
    </style:style>
    <style:style style:name="P33" style:family="paragraph" style:parent-style-name="Version_20_numbers">
      <style:text-properties officeooo:rsid="00253d70" officeooo:paragraph-rsid="00253d70" style:language-asian="zh" style:country-asian="CN"/>
    </style:style>
    <style:style style:name="P34" style:family="paragraph" style:parent-style-name="Version_20_numbers">
      <style:text-properties officeooo:rsid="00253d70" officeooo:paragraph-rsid="0029239c" style:language-asian="zh" style:country-asian="CN"/>
    </style:style>
    <style:style style:name="P35" style:family="paragraph" style:parent-style-name="Version_20_numbers">
      <style:text-properties officeooo:rsid="00253d70" officeooo:paragraph-rsid="002b09c4" style:language-asian="zh" style:country-asian="CN"/>
    </style:style>
    <style:style style:name="P36" style:family="paragraph" style:parent-style-name="Version_20_numbers">
      <style:text-properties officeooo:rsid="00253d70" officeooo:paragraph-rsid="002b2e88" style:language-asian="zh" style:country-asian="CN"/>
    </style:style>
    <style:style style:name="P37" style:family="paragraph" style:parent-style-name="Version_20_numbers">
      <style:text-properties officeooo:rsid="00253d70" officeooo:paragraph-rsid="002cff87" style:language-asian="zh" style:country-asian="CN"/>
    </style:style>
    <style:style style:name="P38" style:family="paragraph" style:parent-style-name="Version_20_numbers">
      <style:text-properties officeooo:rsid="00253d70" officeooo:paragraph-rsid="002dcf6a" style:language-asian="zh" style:country-asian="CN"/>
    </style:style>
    <style:style style:name="P39" style:family="paragraph" style:parent-style-name="Version_20_numbers">
      <style:text-properties officeooo:rsid="00253d70" officeooo:paragraph-rsid="002e6232" style:language-asian="zh" style:country-asian="CN"/>
    </style:style>
    <style:style style:name="P40" style:family="paragraph" style:parent-style-name="Version_20_numbers">
      <style:text-properties officeooo:rsid="00253d70" officeooo:paragraph-rsid="0031c6fb" style:language-asian="zh" style:country-asian="CN"/>
    </style:style>
    <style:style style:name="P41" style:family="paragraph" style:parent-style-name="Version_20_numbers">
      <style:text-properties officeooo:rsid="00253d70" officeooo:paragraph-rsid="003280a3" style:language-asian="zh" style:country-asian="CN"/>
    </style:style>
    <style:style style:name="P42" style:family="paragraph" style:parent-style-name="Version_20_numbers">
      <style:text-properties officeooo:rsid="00253d70" officeooo:paragraph-rsid="00335041" style:language-asian="zh" style:country-asian="CN"/>
    </style:style>
    <style:style style:name="P43" style:family="paragraph" style:parent-style-name="Version_20_numbers">
      <style:text-properties officeooo:rsid="00253d70" officeooo:paragraph-rsid="00348b6a" style:language-asian="zh" style:country-asian="CN"/>
    </style:style>
    <style:style style:name="P44" style:family="paragraph" style:parent-style-name="Version_20_numbers">
      <style:text-properties officeooo:rsid="00253d70" officeooo:paragraph-rsid="0035c1b9" style:language-asian="zh" style:country-asian="CN"/>
    </style:style>
    <style:style style:name="P45" style:family="paragraph" style:parent-style-name="Version_20_numbers">
      <style:text-properties officeooo:rsid="00253d70" officeooo:paragraph-rsid="003769d3" style:language-asian="zh" style:country-asian="CN"/>
    </style:style>
    <style:style style:name="P46" style:family="paragraph" style:parent-style-name="Version_20_numbers">
      <style:text-properties officeooo:rsid="00253d70" officeooo:paragraph-rsid="00395507" style:language-asian="zh" style:country-asian="CN"/>
    </style:style>
    <style:style style:name="P47" style:family="paragraph" style:parent-style-name="Version_20_numbers">
      <style:text-properties officeooo:rsid="00399129" officeooo:paragraph-rsid="00399129" style:language-asian="zh" style:country-asian="CN"/>
    </style:style>
    <style:style style:name="P48" style:family="paragraph" style:parent-style-name="Version_20_date">
      <style:text-properties officeooo:rsid="001563e2" officeooo:paragraph-rsid="001563e2"/>
    </style:style>
    <style:style style:name="P49" style:family="paragraph" style:parent-style-name="Version_20_date">
      <style:text-properties officeooo:rsid="001563e2" officeooo:paragraph-rsid="001563e2" style:language-asian="zh" style:country-asian="CN"/>
    </style:style>
    <style:style style:name="P50" style:family="paragraph" style:parent-style-name="Version_20_date">
      <style:text-properties officeooo:rsid="001c2c5f" officeooo:paragraph-rsid="001c2c5f" style:language-asian="zh" style:country-asian="CN"/>
    </style:style>
    <style:style style:name="P51" style:family="paragraph" style:parent-style-name="Version_20_date">
      <style:text-properties officeooo:rsid="001e24a0" officeooo:paragraph-rsid="001e24a0" style:language-asian="zh" style:country-asian="CN"/>
    </style:style>
    <style:style style:name="P52" style:family="paragraph" style:parent-style-name="Version_20_date">
      <style:text-properties officeooo:rsid="001fed34" officeooo:paragraph-rsid="001fed34" style:language-asian="zh" style:country-asian="CN"/>
    </style:style>
    <style:style style:name="P53" style:family="paragraph" style:parent-style-name="Version_20_date">
      <style:text-properties officeooo:rsid="001fed34" officeooo:paragraph-rsid="0020a3bf" style:language-asian="zh" style:country-asian="CN"/>
    </style:style>
    <style:style style:name="P54" style:family="paragraph" style:parent-style-name="Version_20_date">
      <style:text-properties officeooo:rsid="002182b0" officeooo:paragraph-rsid="002182b0" style:language-asian="zh" style:country-asian="CN"/>
    </style:style>
    <style:style style:name="P55" style:family="paragraph" style:parent-style-name="Version_20_date">
      <style:text-properties officeooo:rsid="00253d70" officeooo:paragraph-rsid="00253d70" style:language-asian="zh" style:country-asian="CN"/>
    </style:style>
    <style:style style:name="P56" style:family="paragraph" style:parent-style-name="Version_20_date">
      <style:text-properties officeooo:rsid="00253d70" officeooo:paragraph-rsid="0029239c" style:language-asian="zh" style:country-asian="CN"/>
    </style:style>
    <style:style style:name="P57" style:family="paragraph" style:parent-style-name="Version_20_date">
      <style:text-properties officeooo:rsid="00253d70" officeooo:paragraph-rsid="002b09c4" style:language-asian="zh" style:country-asian="CN"/>
    </style:style>
    <style:style style:name="P58" style:family="paragraph" style:parent-style-name="Version_20_date">
      <style:text-properties officeooo:rsid="00253d70" officeooo:paragraph-rsid="002b2e88" style:language-asian="zh" style:country-asian="CN"/>
    </style:style>
    <style:style style:name="P59" style:family="paragraph" style:parent-style-name="Version_20_date">
      <style:text-properties officeooo:rsid="00253d70" officeooo:paragraph-rsid="002cff87" style:language-asian="zh" style:country-asian="CN"/>
    </style:style>
    <style:style style:name="P60" style:family="paragraph" style:parent-style-name="Version_20_date">
      <style:text-properties officeooo:rsid="00253d70" officeooo:paragraph-rsid="002dcf6a" style:language-asian="zh" style:country-asian="CN"/>
    </style:style>
    <style:style style:name="P61" style:family="paragraph" style:parent-style-name="Version_20_date">
      <style:text-properties officeooo:rsid="00253d70" officeooo:paragraph-rsid="002e6232" style:language-asian="zh" style:country-asian="CN"/>
    </style:style>
    <style:style style:name="P62" style:family="paragraph" style:parent-style-name="Version_20_date">
      <style:text-properties officeooo:rsid="00253d70" officeooo:paragraph-rsid="0031c6fb" style:language-asian="zh" style:country-asian="CN"/>
    </style:style>
    <style:style style:name="P63" style:family="paragraph" style:parent-style-name="Version_20_date">
      <style:text-properties officeooo:rsid="00253d70" officeooo:paragraph-rsid="003280a3" style:language-asian="zh" style:country-asian="CN"/>
    </style:style>
    <style:style style:name="P64" style:family="paragraph" style:parent-style-name="Version_20_date">
      <style:text-properties officeooo:rsid="00253d70" officeooo:paragraph-rsid="00335041" style:language-asian="zh" style:country-asian="CN"/>
    </style:style>
    <style:style style:name="P65" style:family="paragraph" style:parent-style-name="Version_20_date">
      <style:text-properties officeooo:rsid="00253d70" officeooo:paragraph-rsid="00348b6a" style:language-asian="zh" style:country-asian="CN"/>
    </style:style>
    <style:style style:name="P66" style:family="paragraph" style:parent-style-name="Version_20_date">
      <style:text-properties officeooo:rsid="00253d70" officeooo:paragraph-rsid="0035c1b9" style:language-asian="zh" style:country-asian="CN"/>
    </style:style>
    <style:style style:name="P67" style:family="paragraph" style:parent-style-name="Version_20_date">
      <style:text-properties officeooo:rsid="00253d70" officeooo:paragraph-rsid="003769d3" style:language-asian="zh" style:country-asian="CN"/>
    </style:style>
    <style:style style:name="P68" style:family="paragraph" style:parent-style-name="Version_20_date">
      <style:text-properties officeooo:rsid="00253d70" officeooo:paragraph-rsid="00395507" style:language-asian="zh" style:country-asian="CN"/>
    </style:style>
    <style:style style:name="P69" style:family="paragraph" style:parent-style-name="Version_20_date">
      <style:text-properties officeooo:rsid="00253d70" officeooo:paragraph-rsid="00399129" style:language-asian="zh" style:country-asian="CN"/>
    </style:style>
    <style:style style:name="P70" style:family="paragraph" style:parent-style-name="Text_20_body">
      <style:paragraph-properties fo:break-before="page"/>
      <style:text-properties officeooo:rsid="001c2c5f" officeooo:paragraph-rsid="000b0eb2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Version_20_numbers">
      <style:text-properties officeooo:rsid="003ab13b" officeooo:paragraph-rsid="003ab13b" style:language-asian="zh" style:country-asian="CN"/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Version_20_content">
      <style:text-properties style:language-asian="zh" style:country-asian="CN"/>
    </style:style>
    <style:style style:name="P75" style:family="paragraph" style:parent-style-name="Version_20_content">
      <style:text-properties officeooo:rsid="00399129" officeooo:paragraph-rsid="00399129" style:language-asian="zh" style:country-asian="CN"/>
    </style:style>
    <style:style style:name="P76" style:family="paragraph" style:parent-style-name="Version_20_content" style:list-style-name="List_20_1">
      <style:text-properties officeooo:paragraph-rsid="00399129" style:language-asian="zh" style:country-asian="CN"/>
    </style:style>
    <style:style style:name="P77" style:family="paragraph" style:parent-style-name="Version_20_content">
      <style:text-properties officeooo:rsid="00395507" officeooo:paragraph-rsid="00395507" style:language-asian="zh" style:country-asian="CN"/>
    </style:style>
    <style:style style:name="P78" style:family="paragraph" style:parent-style-name="Version_20_content">
      <style:text-properties officeooo:rsid="00348b6a" officeooo:paragraph-rsid="003769d3" style:language-asian="zh" style:country-asian="CN"/>
    </style:style>
    <style:style style:name="P79" style:family="paragraph" style:parent-style-name="Version_20_content">
      <style:text-properties officeooo:rsid="00348b6a" officeooo:paragraph-rsid="0035c1b9" style:language-asian="zh" style:country-asian="CN"/>
    </style:style>
    <style:style style:name="P80" style:family="paragraph" style:parent-style-name="Version_20_content">
      <style:text-properties officeooo:rsid="00253d70" officeooo:paragraph-rsid="00348b6a" style:language-asian="zh" style:country-asian="CN"/>
    </style:style>
    <style:style style:name="P81" style:family="paragraph" style:parent-style-name="Version_20_content">
      <style:text-properties officeooo:rsid="00253d70" officeooo:paragraph-rsid="00253d70" style:language-asian="zh" style:country-asian="CN"/>
    </style:style>
    <style:style style:name="P82" style:family="paragraph" style:parent-style-name="Version_20_content">
      <style:text-properties officeooo:rsid="003280a3" officeooo:paragraph-rsid="00335041" style:language-asian="zh" style:country-asian="CN"/>
    </style:style>
    <style:style style:name="P83" style:family="paragraph" style:parent-style-name="Version_20_content">
      <style:text-properties officeooo:rsid="003280a3" officeooo:paragraph-rsid="003280a3" style:language-asian="zh" style:country-asian="CN"/>
    </style:style>
    <style:style style:name="P84" style:family="paragraph" style:parent-style-name="Version_20_content">
      <style:text-properties officeooo:rsid="00320039" officeooo:paragraph-rsid="00320039" style:language-asian="zh" style:country-asian="CN"/>
    </style:style>
    <style:style style:name="P85" style:family="paragraph" style:parent-style-name="Version_20_content">
      <style:text-properties officeooo:rsid="002b09c4" officeooo:paragraph-rsid="0031c6fb" style:language-asian="zh" style:country-asian="CN"/>
    </style:style>
    <style:style style:name="P86" style:family="paragraph" style:parent-style-name="Version_20_content">
      <style:text-properties officeooo:rsid="002b09c4" officeooo:paragraph-rsid="002e6232" style:language-asian="zh" style:country-asian="CN"/>
    </style:style>
    <style:style style:name="P87" style:family="paragraph" style:parent-style-name="Version_20_content">
      <style:text-properties officeooo:rsid="002b09c4" officeooo:paragraph-rsid="002dcf6a" style:language-asian="zh" style:country-asian="CN"/>
    </style:style>
    <style:style style:name="P88" style:family="paragraph" style:parent-style-name="Version_20_content">
      <style:text-properties officeooo:rsid="002b09c4" officeooo:paragraph-rsid="002cff87" style:language-asian="zh" style:country-asian="CN"/>
    </style:style>
    <style:style style:name="P89" style:family="paragraph" style:parent-style-name="Version_20_content">
      <style:text-properties officeooo:rsid="002b09c4" officeooo:paragraph-rsid="002b2e88" style:language-asian="zh" style:country-asian="CN"/>
    </style:style>
    <style:style style:name="P90" style:family="paragraph" style:parent-style-name="Version_20_content">
      <style:text-properties officeooo:rsid="002b09c4" officeooo:paragraph-rsid="002b09c4" style:language-asian="zh" style:country-asian="CN"/>
    </style:style>
    <style:style style:name="P91" style:family="paragraph" style:parent-style-name="Version_20_content">
      <style:text-properties officeooo:rsid="00288a08" style:language-asian="zh" style:country-asian="CN"/>
    </style:style>
    <style:style style:name="P92" style:family="paragraph" style:parent-style-name="Version_20_content">
      <style:text-properties officeooo:rsid="00288a08" officeooo:paragraph-rsid="00288a08" style:language-asian="zh" style:country-asian="CN"/>
    </style:style>
    <style:style style:name="P93" style:family="paragraph" style:parent-style-name="Version_20_content">
      <style:text-properties officeooo:rsid="002182b0" officeooo:paragraph-rsid="002182b0" style:language-asian="zh" style:country-asian="CN"/>
    </style:style>
    <style:style style:name="P94" style:family="paragraph" style:parent-style-name="Version_20_content">
      <style:text-properties officeooo:rsid="002182b0" officeooo:paragraph-rsid="0024e646" style:language-asian="zh" style:country-asian="CN"/>
    </style:style>
    <style:style style:name="P95" style:family="paragraph" style:parent-style-name="Version_20_content">
      <style:text-properties officeooo:rsid="0022206b" officeooo:paragraph-rsid="0022206b" style:language-asian="zh" style:country-asian="CN"/>
    </style:style>
    <style:style style:name="P96" style:family="paragraph" style:parent-style-name="Version_20_content">
      <style:text-properties officeooo:rsid="0022206b" officeooo:paragraph-rsid="0024e646" style:language-asian="zh" style:country-asian="CN"/>
    </style:style>
    <style:style style:name="P97" style:family="paragraph" style:parent-style-name="Version_20_content">
      <style:text-properties officeooo:rsid="001fed34" officeooo:paragraph-rsid="0020a3bf" style:language-asian="zh" style:country-asian="CN"/>
    </style:style>
    <style:style style:name="P98" style:family="paragraph" style:parent-style-name="Version_20_content">
      <style:text-properties officeooo:rsid="001fed34" officeooo:paragraph-rsid="001fed34" style:language-asian="zh" style:country-asian="CN"/>
    </style:style>
    <style:style style:name="P99" style:family="paragraph" style:parent-style-name="Version_20_content">
      <style:text-properties officeooo:rsid="001e24a0" officeooo:paragraph-rsid="001e24a0" style:language-asian="zh" style:country-asian="CN"/>
    </style:style>
    <style:style style:name="P100" style:family="paragraph" style:parent-style-name="Version_20_content">
      <style:text-properties officeooo:rsid="001c2c5f" officeooo:paragraph-rsid="001c2c5f" style:language-asian="zh" style:country-asian="CN"/>
    </style:style>
    <style:style style:name="P101" style:family="paragraph" style:parent-style-name="Version_20_content">
      <style:text-properties officeooo:rsid="001563e2" style:language-asian="zh" style:country-asian="CN"/>
    </style:style>
    <style:style style:name="P102" style:family="paragraph" style:parent-style-name="Version_20_content">
      <style:text-properties officeooo:rsid="001563e2" officeooo:paragraph-rsid="001563e2" style:language-asian="zh" style:country-asian="CN"/>
    </style:style>
    <style:style style:name="P103" style:family="paragraph" style:parent-style-name="Version_20_content">
      <style:text-properties officeooo:rsid="003ab13b" officeooo:paragraph-rsid="003ab13b" style:language-asian="zh" style:country-asian="CN"/>
    </style:style>
    <style:style style:name="P104" style:family="paragraph" style:parent-style-name="Version_20_content">
      <style:text-properties officeooo:paragraph-rsid="00399129"/>
    </style:style>
    <style:style style:name="P105" style:family="paragraph" style:parent-style-name="Version_20_content" style:list-style-name="List_20_1" style:master-page-name="">
      <style:paragraph-properties fo:margin-left="1.482cm" fo:margin-right="0cm" fo:margin-top="0cm" fo:margin-bottom="0cm" loext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officeooo:rsid="001563e2" officeooo:paragraph-rsid="001563e2" style:font-name-asian="宋体1" style:font-size-asian="10.5pt" style:language-asian="zh" style:country-asian="CN" style:font-size-complex="12pt"/>
    </style:style>
    <style:style style:name="P106" style:family="paragraph" style:parent-style-name="Version_20_item_20_title">
      <style:text-properties officeooo:rsid="003ab13b" officeooo:paragraph-rsid="003ab13b" style:language-asian="zh" style:country-asian="CN"/>
    </style:style>
    <style:style style:name="P107" style:family="paragraph" style:parent-style-name="Version_20_item_20_title">
      <style:text-properties officeooo:rsid="00399129" officeooo:paragraph-rsid="003ab13b"/>
    </style:style>
    <style:style style:name="P108" style:family="paragraph" style:parent-style-name="Contents_20_Heading">
      <style:paragraph-properties fo:break-before="page"/>
    </style:style>
    <style:style style:name="P109" style:family="paragraph" style:parent-style-name="Version_20_date">
      <style:text-properties officeooo:rsid="00253d70" officeooo:paragraph-rsid="003ab13b" style:language-asian="zh" style:country-asian="CN"/>
    </style:style>
    <style:style style:name="P110" style:family="paragraph" style:parent-style-name="Heading_20_1" style:list-style-name="">
      <style:text-properties officeooo:rsid="001c2c5f" officeooo:paragraph-rsid="000b0eb2"/>
    </style:style>
    <style:style style:name="T1" style:family="text">
      <style:text-properties officeooo:rsid="00134b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e6d7"/>
    </style:style>
    <style:style style:name="T4" style:family="text">
      <style:text-properties officeooo:rsid="0020a3bf"/>
    </style:style>
    <style:style style:name="T5" style:family="text">
      <style:text-properties officeooo:rsid="00272dab"/>
    </style:style>
    <style:style style:name="T6" style:family="text">
      <style:text-properties officeooo:rsid="0029239c"/>
    </style:style>
    <style:style style:name="T7" style:family="text">
      <style:text-properties officeooo:rsid="002b09c4"/>
    </style:style>
    <style:style style:name="T8" style:family="text">
      <style:text-properties officeooo:rsid="002b2e88"/>
    </style:style>
    <style:style style:name="T9" style:family="text">
      <style:text-properties officeooo:rsid="002dcf6a"/>
    </style:style>
    <style:style style:name="T10" style:family="text">
      <style:text-properties officeooo:rsid="002e6232"/>
    </style:style>
    <style:style style:name="T11" style:family="text">
      <style:text-properties officeooo:rsid="0031c6fb"/>
    </style:style>
    <style:style style:name="T12" style:family="text">
      <style:text-properties officeooo:rsid="00335041"/>
    </style:style>
    <style:style style:name="T13" style:family="text">
      <style:text-properties officeooo:rsid="0035c1b9"/>
    </style:style>
    <style:style style:name="T14" style:family="text">
      <style:text-properties officeooo:rsid="003769d3"/>
    </style:style>
    <style:style style:name="T15" style:family="text">
      <style:text-properties officeooo:rsid="00399129"/>
    </style:style>
    <style:style style:name="T16" style:family="text">
      <style:text-properties style:language-asian="zh" style:country-asian="CN"/>
    </style:style>
    <style:style style:name="T17" style:family="text">
      <style:text-properties officeooo:rsid="00399129" style:language-asian="zh" style:country-asian="CN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更新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8">更新目录</text:p>
          </text:index-title>
          <text:p text:style-name="P71"><text:a xlink:type="simple" xlink:href="#__RefHeading__891_1366660079" text:style-name="Index_20_Link" text:visited-style-name="Index_20_Link">2.0.1<text:tab/>3</text:a></text:p>
          <text:p text:style-name="P73"><text:a xlink:type="simple" xlink:href="#__RefHeading__672_404208379111111" text:style-name="Index_20_Link" text:visited-style-name="Index_20_Link">问题修复<text:tab/>3</text:a></text:p>
          <text:p text:style-name="P73"><text:a xlink:type="simple" xlink:href="#__RefHeading__893_1366660079" text:style-name="Index_20_Link" text:visited-style-name="Index_20_Link">即将更新<text:tab/>3</text:a></text:p>
          <text:p text:style-name="P71"><text:a xlink:type="simple" xlink:href="#__RefHeading__826_1093867295" text:style-name="Index_20_Link" text:visited-style-name="Index_20_Link">2.0.0 王者归来版<text:tab/>3</text:a></text:p>
          <text:p text:style-name="P73"><text:a xlink:type="simple" xlink:href="#__RefHeading__672_40420837911111" text:style-name="Index_20_Link" text:visited-style-name="Index_20_Link">新增特性<text:tab/>3</text:a></text:p>
          <text:p text:style-name="P73"><text:a xlink:type="simple" xlink:href="#__RefHeading__828_1093867295" text:style-name="Index_20_Link" text:visited-style-name="Index_20_Link">问题修复<text:tab/>3</text:a></text:p>
          <text:p text:style-name="P73"><text:a xlink:type="simple" xlink:href="#__RefHeading__830_1093867295" text:style-name="Index_20_Link" text:visited-style-name="Index_20_Link">即将更新<text:tab/>3</text:a></text:p>
          <text:p text:style-name="P71"><text:a xlink:type="simple" xlink:href="#__RefHeading__794_1679720640" text:style-name="Index_20_Link" text:visited-style-name="Index_20_Link">1.6.2<text:tab/>3</text:a></text:p>
          <text:p text:style-name="P73"><text:a xlink:type="simple" xlink:href="#__RefHeading__672_4042083791111" text:style-name="Index_20_Link" text:visited-style-name="Index_20_Link">问题修复<text:tab/>3</text:a></text:p>
          <text:p text:style-name="P71"><text:a xlink:type="simple" xlink:href="#__RefHeading__767_1080291685" text:style-name="Index_20_Link" text:visited-style-name="Index_20_Link">1.6.1<text:tab/>3</text:a></text:p>
          <text:p text:style-name="P73"><text:a xlink:type="simple" xlink:href="#__RefHeading__672_404208379111" text:style-name="Index_20_Link" text:visited-style-name="Index_20_Link">问题修复<text:tab/>3</text:a></text:p>
          <text:p text:style-name="P71"><text:a xlink:type="simple" xlink:href="#__RefHeading__741_1128995693" text:style-name="Index_20_Link" text:visited-style-name="Index_20_Link">1.6.0<text:tab/>3</text:a></text:p>
          <text:p text:style-name="P73"><text:a xlink:type="simple" xlink:href="#__RefHeading__672_40420837911" text:style-name="Index_20_Link" text:visited-style-name="Index_20_Link">新增特性<text:tab/>3</text:a></text:p>
          <text:p text:style-name="P71"><text:a xlink:type="simple" xlink:href="#__RefHeading__715_187236948" text:style-name="Index_20_Link" text:visited-style-name="Index_20_Link">1.5.1<text:tab/>4</text:a></text:p>
          <text:p text:style-name="P73"><text:a xlink:type="simple" xlink:href="#__RefHeading__672_4042083791" text:style-name="Index_20_Link" text:visited-style-name="Index_20_Link">问题修复<text:tab/>4</text:a></text:p>
          <text:p text:style-name="P71"><text:a xlink:type="simple" xlink:href="#__RefHeading__670_404208379" text:style-name="Index_20_Link" text:visited-style-name="Index_20_Link">1.5.0<text:tab/>4</text:a></text:p>
          <text:p text:style-name="P73"><text:a xlink:type="simple" xlink:href="#__RefHeading__672_404208379" text:style-name="Index_20_Link" text:visited-style-name="Index_20_Link">新增特性<text:tab/>4</text:a></text:p>
          <text:p text:style-name="P73"><text:a xlink:type="simple" xlink:href="#__RefHeading__674_404208379" text:style-name="Index_20_Link" text:visited-style-name="Index_20_Link">功能完善<text:tab/>4</text:a></text:p>
          <text:p text:style-name="P71"><text:a xlink:type="simple" xlink:href="#__RefHeading__642_1895975655" text:style-name="Index_20_Link" text:visited-style-name="Index_20_Link">1.4.1<text:tab/>4</text:a></text:p>
          <text:p text:style-name="P73"><text:a xlink:type="simple" xlink:href="#__RefHeading__595_3250582691" text:style-name="Index_20_Link" text:visited-style-name="Index_20_Link">问题修复<text:tab/>4</text:a></text:p>
          <text:p text:style-name="P71"><text:a xlink:type="simple" xlink:href="#__RefHeading__593_325058269" text:style-name="Index_20_Link" text:visited-style-name="Index_20_Link">1.4.0<text:tab/>4</text:a></text:p>
          <text:p text:style-name="P73"><text:a xlink:type="simple" xlink:href="#__RefHeading__595_325058269" text:style-name="Index_20_Link" text:visited-style-name="Index_20_Link">新增特性<text:tab/>4</text:a></text:p>
          <text:p text:style-name="P73"><text:a xlink:type="simple" xlink:href="#__RefHeading__597_325058269" text:style-name="Index_20_Link" text:visited-style-name="Index_20_Link">功能完善<text:tab/>4</text:a></text:p>
          <text:p text:style-name="P73"><text:a xlink:type="simple" xlink:href="#__RefHeading__437_1019149255111111" text:style-name="Index_20_Link" text:visited-style-name="Index_20_Link">问题修复<text:tab/>4</text:a></text:p>
          <text:p text:style-name="P71"><text:a xlink:type="simple" xlink:href="#__RefHeading__567_1461388223" text:style-name="Index_20_Link" text:visited-style-name="Index_20_Link">1.3.8<text:tab/>4</text:a></text:p>
          <text:p text:style-name="P73"><text:a xlink:type="simple" xlink:href="#__RefHeading__437_101914925511111" text:style-name="Index_20_Link" text:visited-style-name="Index_20_Link">问题修复<text:tab/>4</text:a></text:p>
          <text:p text:style-name="P71"><text:a xlink:type="simple" xlink:href="#__RefHeading__540_999990510" text:style-name="Index_20_Link" text:visited-style-name="Index_20_Link">1.3.7<text:tab/>4</text:a></text:p>
          <text:p text:style-name="P73"><text:a xlink:type="simple" xlink:href="#__RefHeading__437_10191492551111" text:style-name="Index_20_Link" text:visited-style-name="Index_20_Link">功能完善<text:tab/>5</text:a></text:p>
          <text:p text:style-name="P71"><text:a xlink:type="simple" xlink:href="#__RefHeading__518_19912379" text:style-name="Index_20_Link" text:visited-style-name="Index_20_Link">1.3.6<text:tab/>5</text:a></text:p>
          <text:p text:style-name="P73"><text:a xlink:type="simple" xlink:href="#__RefHeading__437_1019149255111" text:style-name="Index_20_Link" text:visited-style-name="Index_20_Link">新增特性<text:tab/>5</text:a></text:p>
          <text:p text:style-name="P71"><text:a xlink:type="simple" xlink:href="#__RefHeading__491_1767139348" text:style-name="Index_20_Link" text:visited-style-name="Index_20_Link">1.3.5<text:tab/>5</text:a></text:p>
          <text:p text:style-name="P73"><text:a xlink:type="simple" xlink:href="#__RefHeading__437_101914925511" text:style-name="Index_20_Link" text:visited-style-name="Index_20_Link">问题修复<text:tab/>5</text:a></text:p>
          <text:p text:style-name="P71"><text:a xlink:type="simple" xlink:href="#__RefHeading__467_1545255555" text:style-name="Index_20_Link" text:visited-style-name="Index_20_Link">1.3.4<text:tab/>5</text:a></text:p>
          <text:p text:style-name="P73"><text:a xlink:type="simple" xlink:href="#__RefHeading__437_10191492551" text:style-name="Index_20_Link" text:visited-style-name="Index_20_Link">问题修复<text:tab/>5</text:a></text:p>
          <text:p text:style-name="P71"><text:a xlink:type="simple" xlink:href="#__RefHeading__435_1019149255" text:style-name="Index_20_Link" text:visited-style-name="Index_20_Link">1.3.3<text:tab/>5</text:a></text:p>
          <text:p text:style-name="P73"><text:a xlink:type="simple" xlink:href="#__RefHeading__437_1019149255" text:style-name="Index_20_Link" text:visited-style-name="Index_20_Link">问题修复<text:tab/>5</text:a></text:p>
          <text:p text:style-name="P71"><text:a xlink:type="simple" xlink:href="#__RefHeading__395_1608129456" text:style-name="Index_20_Link" text:visited-style-name="Index_20_Link">1.3.2<text:tab/>5</text:a></text:p>
          <text:p text:style-name="P73"><text:a xlink:type="simple" xlink:href="#__RefHeading__397_1608129456" text:style-name="Index_20_Link" text:visited-style-name="Index_20_Link">功能完善<text:tab/>5</text:a></text:p>
          <text:p text:style-name="P73"><text:a xlink:type="simple" xlink:href="#__RefHeading__439_1019149255" text:style-name="Index_20_Link" text:visited-style-name="Index_20_Link">问题修复<text:tab/>5</text:a></text:p>
          <text:p text:style-name="P71"><text:a xlink:type="simple" xlink:href="#__RefHeading__399_1608129456" text:style-name="Index_20_Link" text:visited-style-name="Index_20_Link">1.3.1<text:tab/>5</text:a></text:p>
          <text:p text:style-name="P73"><text:a xlink:type="simple" xlink:href="#__RefHeading__401_1608129456" text:style-name="Index_20_Link" text:visited-style-name="Index_20_Link">问题修复<text:tab/>5</text:a></text:p>
          <text:p text:style-name="P71"><text:a xlink:type="simple" xlink:href="#__RefHeading__322_873870979" text:style-name="Index_20_Link" text:visited-style-name="Index_20_Link">1.3.0<text:tab/>5</text:a></text:p>
          <text:p text:style-name="P73"><text:a xlink:type="simple" xlink:href="#__RefHeading__324_873870979" text:style-name="Index_20_Link" text:visited-style-name="Index_20_Link">新增特性<text:tab/>6</text:a></text:p>
          <text:p text:style-name="P73"><text:a xlink:type="simple" xlink:href="#__RefHeading__326_873870979" text:style-name="Index_20_Link" text:visited-style-name="Index_20_Link">功能完善<text:tab/>6</text:a></text:p>
          <text:p text:style-name="P73"><text:a xlink:type="simple" xlink:href="#__RefHeading__328_873870979" text:style-name="Index_20_Link" text:visited-style-name="Index_20_Link">问题修复<text:tab/>6</text:a></text:p>
          <text:p text:style-name="P71"><text:soft-page-break/><text:a xlink:type="simple" xlink:href="#__RefHeading__288_1722864692" text:style-name="Index_20_Link" text:visited-style-name="Index_20_Link">1.2.4<text:tab/>6</text:a></text:p>
          <text:p text:style-name="P73"><text:a xlink:type="simple" xlink:href="#__RefHeading__246_3192052211" text:style-name="Index_20_Link" text:visited-style-name="Index_20_Link">功能完善<text:tab/>6</text:a></text:p>
          <text:p text:style-name="P73"><text:a xlink:type="simple" xlink:href="#__RefHeading__248_3192052211" text:style-name="Index_20_Link" text:visited-style-name="Index_20_Link">问题修复<text:tab/>6</text:a></text:p>
          <text:p text:style-name="P71"><text:a xlink:type="simple" xlink:href="#__RefHeading__244_319205221" text:style-name="Index_20_Link" text:visited-style-name="Index_20_Link">1.2.3<text:tab/>6</text:a></text:p>
          <text:p text:style-name="P73"><text:a xlink:type="simple" xlink:href="#__RefHeading__246_319205221" text:style-name="Index_20_Link" text:visited-style-name="Index_20_Link">功能完善<text:tab/>6</text:a></text:p>
          <text:p text:style-name="P73"><text:a xlink:type="simple" xlink:href="#__RefHeading__248_319205221" text:style-name="Index_20_Link" text:visited-style-name="Index_20_Link">问题修复<text:tab/>6</text:a></text:p>
          <text:p text:style-name="P71"><text:a xlink:type="simple" xlink:href="#__RefHeading__220_1554792203" text:style-name="Index_20_Link" text:visited-style-name="Index_20_Link">1.2.2<text:tab/>6</text:a></text:p>
          <text:p text:style-name="P73"><text:a xlink:type="simple" xlink:href="#__RefHeading__222_1554792203" text:style-name="Index_20_Link" text:visited-style-name="Index_20_Link">功能完善<text:tab/>6</text:a></text:p>
          <text:p text:style-name="P71"><text:a xlink:type="simple" xlink:href="#__RefHeading__203_206582668" text:style-name="Index_20_Link" text:visited-style-name="Index_20_Link">1.2.1<text:tab/>6</text:a></text:p>
          <text:p text:style-name="P73"><text:a xlink:type="simple" xlink:href="#__RefHeading__205_206582668" text:style-name="Index_20_Link" text:visited-style-name="Index_20_Link">问题修复<text:tab/>6</text:a></text:p>
          <text:p text:style-name="P71"><text:a xlink:type="simple" xlink:href="#__RefHeading__718_1295281699" text:style-name="Index_20_Link" text:visited-style-name="Index_20_Link">1.2.0<text:tab/>7</text:a></text:p>
          <text:p text:style-name="P73"><text:a xlink:type="simple" xlink:href="#__RefHeading__720_1295281699" text:style-name="Index_20_Link" text:visited-style-name="Index_20_Link">新增特性<text:tab/>7</text:a></text:p>
          <text:p text:style-name="P73"><text:a xlink:type="simple" xlink:href="#__RefHeading__722_1295281699" text:style-name="Index_20_Link" text:visited-style-name="Index_20_Link">功能完善<text:tab/>7</text:a></text:p>
          <text:p text:style-name="P73"><text:a xlink:type="simple" xlink:href="#__RefHeading__726_1295281699" text:style-name="Index_20_Link" text:visited-style-name="Index_20_Link">问题修复<text:tab/>7</text:a></text:p>
          <text:p text:style-name="P71"><text:a xlink:type="simple" xlink:href="#__RefHeading__696_1295281699" text:style-name="Index_20_Link" text:visited-style-name="Index_20_Link">1.1.1<text:tab/>7</text:a></text:p>
          <text:p text:style-name="P73"><text:a xlink:type="simple" xlink:href="#__RefHeading__724_1295281699" text:style-name="Index_20_Link" text:visited-style-name="Index_20_Link">功能完善<text:tab/>7</text:a></text:p>
          <text:p text:style-name="P73"><text:a xlink:type="simple" xlink:href="#__RefHeading__698_1295281699" text:style-name="Index_20_Link" text:visited-style-name="Index_20_Link">问题修复<text:tab/>7</text:a></text:p>
          <text:p text:style-name="P71"><text:a xlink:type="simple" xlink:href="#__RefHeading__700_1295281699" text:style-name="Index_20_Link" text:visited-style-name="Index_20_Link">1.1.0<text:tab/>7</text:a></text:p>
          <text:p text:style-name="P73"><text:a xlink:type="simple" xlink:href="#__RefHeading__702_1295281699" text:style-name="Index_20_Link" text:visited-style-name="Index_20_Link">新增特性<text:tab/>7</text:a></text:p>
          <text:p text:style-name="P71"><text:a xlink:type="simple" xlink:href="#__RefHeading__704_1295281699" text:style-name="Index_20_Link" text:visited-style-name="Index_20_Link">1.0.2<text:tab/>7</text:a></text:p>
          <text:p text:style-name="P73"><text:a xlink:type="simple" xlink:href="#__RefHeading__706_1295281699" text:style-name="Index_20_Link" text:visited-style-name="Index_20_Link">问题修复<text:tab/>7</text:a></text:p>
          <text:p text:style-name="P71"><text:a xlink:type="simple" xlink:href="#__RefHeading__708_1295281699" text:style-name="Index_20_Link" text:visited-style-name="Index_20_Link">1.0.1<text:tab/>7</text:a></text:p>
          <text:p text:style-name="P73"><text:a xlink:type="simple" xlink:href="#__RefHeading__710_1295281699" text:style-name="Index_20_Link" text:visited-style-name="Index_20_Link">功能完善<text:tab/>7</text:a></text:p>
          <text:p text:style-name="P73"><text:a xlink:type="simple" xlink:href="#__RefHeading__712_1295281699" text:style-name="Index_20_Link" text:visited-style-name="Index_20_Link">问题修复<text:tab/>7</text:a></text:p>
          <text:p text:style-name="P71"><text:a xlink:type="simple" xlink:href="#__RefHeading__714_1295281699" text:style-name="Index_20_Link" text:visited-style-name="Index_20_Link">1.0.0<text:tab/>7</text:a></text:p>
          <text:p text:style-name="P73"><text:a xlink:type="simple" xlink:href="#__RefHeading__716_1295281699" text:style-name="Index_20_Link" text:visited-style-name="Index_20_Link">屌图床发布<text:tab/>8</text:a></text:p>
        </text:index-body>
      </text:table-of-content>
      <text:h text:style-name="P110" text:outline-level="1"/>
      <text:p text:style-name="P70"/>
      <text:h text:style-name="P72" text:outline-level="1"><text:bookmark-start text:name="__RefHeading__891_1366660079"/>2.0.1<text:bookmark-end text:name="__RefHeading__891_1366660079"/></text:h>
      <text:p text:style-name="P109">201<text:span text:style-name="T15">5-01-10</text:span></text:p>
      <text:h text:style-name="P106" text:outline-level="2"><text:bookmark-start text:name="__RefHeading__672_404208379111111"/>问题修复<text:bookmark-end text:name="__RefHeading__672_404208379111111"/></text:h>
      <text:list xml:id="list6347367120948969320" text:style-name="List_20_1">
        <text:list-item>
          <text:p text:style-name="P103">修正无法批量插入不带链接的图片问题</text:p>
        </text:list-item>
        <text:list-item>
          <text:p text:style-name="P103">修正无法正确保存自定义特色图字段名称问题</text:p>
        </text:list-item>
      </text:list>
      <text:h text:style-name="P107" text:outline-level="2"><text:bookmark-start text:name="__RefHeading__893_1366660079"/>即将更新<text:bookmark-end text:name="__RefHeading__893_1366660079"/></text:h>
      <text:list xml:id="list140857915165819" text:continue-numbering="true" text:style-name="List_20_1">
        <text:list-item>
          <text:p text:style-name="Version_20_content"><text:span text:style-name="T17">作为文章特色图功能</text:span></text:p>
        </text:list-item>
      </text:list>
      <text:h text:style-name="P47" text:outline-level="1"><text:bookmark-start text:name="__RefHeading__826_1093867295"/>2.0.0 王者归来版<text:bookmark-end text:name="__RefHeading__826_1093867295"/></text:h>
      <text:p text:style-name="P69">201<text:span text:style-name="T15">5-01-09</text:span></text:p>
      <text:h text:style-name="P19" text:outline-level="2"><text:bookmark-start text:name="__RefHeading__672_40420837911111"/>新增特性<text:bookmark-end text:name="__RefHeading__672_40420837911111"/></text:h>
      <text:list xml:id="list140857918169181" text:continue-numbering="true" text:style-name="List_20_1">
        <text:list-item>
          <text:p text:style-name="P75">重构插件界面和代码</text:p>
        </text:list-item>
        <text:list-item>
          <text:p text:style-name="P75">全新的备份策略</text:p>
        </text:list-item>
        <text:list-item>
          <text:p text:style-name="P75">全新的微博服务器与我的空间图片互转恢复功能</text:p>
        </text:list-item>
        <text:list-item>
          <text:p text:style-name="P75">全新的上传体验</text:p>
        </text:list-item>
        <text:list-item>
          <text:p text:style-name="P75">新增 SSL 图片地址选项</text:p>
        </text:list-item>
        <text:list-item>
          <text:p text:style-name="P75">新增图片 title 属性选项</text:p>
        </text:list-item>
      </text:list>
      <text:h text:style-name="P24" text:outline-level="2"><text:bookmark-start text:name="__RefHeading__828_1093867295"/>问题修复<text:bookmark-end text:name="__RefHeading__828_1093867295"/></text:h>
      <text:list xml:id="list140857923152697" text:continue-numbering="true" text:style-name="List_20_1">
        <text:list-item>
          <text:p text:style-name="P104"><text:span text:style-name="T17">修正部分</text:span><text:span text:style-name="T16">错别字</text:span></text:p>
        </text:list-item>
      </text:list>
      <text:h text:style-name="P25" text:outline-level="2"><text:bookmark-start text:name="__RefHeading__830_1093867295"/>即将更新<text:bookmark-end text:name="__RefHeading__830_1093867295"/></text:h>
      <text:list xml:id="list140857924180619" text:continue-numbering="true" text:style-name="List_20_1">
        <text:list-item>
          <text:p text:style-name="P75">作为文章特色图功能</text:p>
          <text:p text:style-name="P76"/>
        </text:list-item>
      </text:list>
      <text:h text:style-name="P46" text:outline-level="1"><text:bookmark-start text:name="__RefHeading__794_1679720640"/>1.<text:span text:style-name="T13">6.2</text:span><text:bookmark-end text:name="__RefHeading__794_1679720640"/></text:h>
      <text:p text:style-name="P68">2014-<text:span text:style-name="T14">12-10</text:span></text:p>
      <text:h text:style-name="P18" text:outline-level="2"><text:bookmark-start text:name="__RefHeading__672_4042083791111"/>问题修复<text:bookmark-end text:name="__RefHeading__672_4042083791111"/></text:h>
      <text:list xml:id="list140857929168916" text:continue-numbering="true" text:style-name="List_20_1">
        <text:list-item>
          <text:p text:style-name="P77">修正最新版 Chrome / Firefox 浏览器无法使用拖放上传功能</text:p>
        </text:list-item>
      </text:list>
      <text:h text:style-name="P45" text:outline-level="1"><text:bookmark-start text:name="__RefHeading__767_1080291685"/>1.<text:span text:style-name="T13">6.1</text:span><text:bookmark-end text:name="__RefHeading__767_1080291685"/></text:h>
      <text:p text:style-name="P67">2014-<text:span text:style-name="T14">12-07</text:span></text:p>
      <text:h text:style-name="P17" text:outline-level="2"><text:bookmark-start text:name="__RefHeading__672_404208379111"/>问题修复<text:bookmark-end text:name="__RefHeading__672_404208379111"/></text:h>
      <text:list xml:id="list140857932178412" text:continue-numbering="true" text:style-name="List_20_1">
        <text:list-item>
          <text:p text:style-name="P78">兼容某些微博类插件的共存问题</text:p>
        </text:list-item>
      </text:list>
      <text:h text:style-name="P44" text:outline-level="1"><text:bookmark-start text:name="__RefHeading__741_1128995693"/>1.<text:span text:style-name="T13">6.0</text:span><text:bookmark-end text:name="__RefHeading__741_1128995693"/></text:h>
      <text:p text:style-name="P66">2014-0<text:span text:style-name="T11">8-24</text:span></text:p>
      <text:h text:style-name="P16" text:outline-level="2"><text:bookmark-start text:name="__RefHeading__672_40420837911"/>新增特性<text:bookmark-end text:name="__RefHeading__672_40420837911"/></text:h>
      <text:list xml:id="list140857936162942" text:continue-numbering="true" text:style-name="List_20_1">
        <text:list-item>
          <text:p text:style-name="P79">新增多用户功能，现在博客内用户也可用自己的微博上传图片啦</text:p>
        </text:list-item>
      </text:list>
      <text:h text:style-name="P43" text:outline-level="1"><text:bookmark-start text:name="__RefHeading__715_187236948"/><text:soft-page-break/>1.<text:span text:style-name="T12">5.1</text:span><text:bookmark-end text:name="__RefHeading__715_187236948"/></text:h>
      <text:p text:style-name="P65">2014-0<text:span text:style-name="T11">8-23</text:span></text:p>
      <text:h text:style-name="P15" text:outline-level="2"><text:bookmark-start text:name="__RefHeading__672_4042083791"/>问题修复<text:bookmark-end text:name="__RefHeading__672_4042083791"/></text:h>
      <text:list xml:id="list140857938181545" text:continue-numbering="true" text:style-name="List_20_1">
        <text:list-item>
          <text:p text:style-name="P80">修正后台选项无法显示问题</text:p>
        </text:list-item>
      </text:list>
      <text:h text:style-name="P42" text:outline-level="1"><text:bookmark-start text:name="__RefHeading__670_404208379"/>1.<text:span text:style-name="T12">5.0</text:span><text:bookmark-end text:name="__RefHeading__670_404208379"/></text:h>
      <text:p text:style-name="P64">2014-0<text:span text:style-name="T11">8-23</text:span></text:p>
      <text:h text:style-name="P13" text:outline-level="2"><text:bookmark-start text:name="__RefHeading__672_404208379"/>新增特性<text:bookmark-end text:name="__RefHeading__672_404208379"/></text:h>
      <text:list xml:id="list140857941159027" text:continue-numbering="true" text:style-name="List_20_1">
        <text:list-item>
          <text:p text:style-name="Version_20_content">新增多文件上传进度提示</text:p>
        </text:list-item>
        <text:list-item>
          <text:p text:style-name="Version_20_content">重写上传算法，现在万张图片无压力</text:p>
        </text:list-item>
      </text:list>
      <text:h text:style-name="Version_20_item_20_title" text:outline-level="2"><text:bookmark-start text:name="__RefHeading__674_404208379"/>功能完善<text:bookmark-end text:name="__RefHeading__674_404208379"/></text:h>
      <text:list xml:id="list140857944162402" text:continue-numbering="true" text:style-name="List_20_1">
        <text:list-item>
          <text:p text:style-name="Version_20_content">优化大部分 JS 代码，占用资料更少，效率更高</text:p>
        </text:list-item>
        <text:list-item>
          <text:p text:style-name="Version_20_content">优化出错提示体验</text:p>
        </text:list-item>
        <text:list-item>
          <text:p text:style-name="P74">调整部分界面</text:p>
          <text:p text:style-name="P82"/>
        </text:list-item>
      </text:list>
      <text:h text:style-name="P41" text:outline-level="1"><text:bookmark-start text:name="__RefHeading__642_1895975655"/>1.<text:span text:style-name="T11">4.1</text:span><text:bookmark-end text:name="__RefHeading__642_1895975655"/></text:h>
      <text:p text:style-name="P63">2014-0<text:span text:style-name="T11">8-14</text:span></text:p>
      <text:h text:style-name="P12" text:outline-level="2"><text:bookmark-start text:name="__RefHeading__595_3250582691"/>问题修复<text:bookmark-end text:name="__RefHeading__595_3250582691"/></text:h>
      <text:list xml:id="list140857950155811" text:continue-numbering="true" text:style-name="List_20_1">
        <text:list-item>
          <text:p text:style-name="P83">修正在保存自定义特色图时候出错问题</text:p>
        </text:list-item>
        <text:list-item>
          <text:p text:style-name="P83">修正在部分PHP环境下会出现multiple part问题（属渣浪API的问题）</text:p>
        </text:list-item>
      </text:list>
      <text:h text:style-name="P40" text:outline-level="1"><text:bookmark-start text:name="__RefHeading__593_325058269"/>1.<text:span text:style-name="T11">4.0</text:span><text:bookmark-end text:name="__RefHeading__593_325058269"/></text:h>
      <text:p text:style-name="P62">2014-0<text:span text:style-name="T11">8-12</text:span></text:p>
      <text:h text:style-name="P14" text:outline-level="2"><text:bookmark-start text:name="__RefHeading__595_325058269"/>新增特性<text:bookmark-end text:name="__RefHeading__595_325058269"/></text:h>
      <text:list xml:id="list140857953158569" text:continue-numbering="true" text:style-name="List_20_1">
        <text:list-item>
          <text:p text:style-name="P84">新增上传图片后删除微博，留下图片功能，以免骚扰到其他关注者</text:p>
        </text:list-item>
      </text:list>
      <text:h text:style-name="Version_20_item_20_title" text:outline-level="2"><text:bookmark-start text:name="__RefHeading__597_325058269"/>功能完善<text:bookmark-end text:name="__RefHeading__597_325058269"/></text:h>
      <text:list xml:id="list140857955171434" text:continue-numbering="true" text:style-name="List_20_1">
        <text:list-item>
          <text:p text:style-name="P74">完善错误信息提示</text:p>
        </text:list-item>
      </text:list>
      <text:h text:style-name="P11" text:outline-level="2"><text:bookmark-start text:name="__RefHeading__437_1019149255111111"/>问题修复<text:bookmark-end text:name="__RefHeading__437_1019149255111111"/></text:h>
      <text:list xml:id="list140857956175512" text:continue-numbering="true" text:style-name="List_20_1">
        <text:list-item>
          <text:p text:style-name="P85">修正修改了自定义特色图后，无法立即更新缓存问题</text:p>
        </text:list-item>
      </text:list>
      <text:h text:style-name="P39" text:outline-level="1"><text:bookmark-start text:name="__RefHeading__567_1461388223"/>1.3.<text:span text:style-name="T10">8</text:span><text:bookmark-end text:name="__RefHeading__567_1461388223"/></text:h>
      <text:p text:style-name="P61">2014-0<text:span text:style-name="T10">7-21</text:span></text:p>
      <text:h text:style-name="P10" text:outline-level="2"><text:bookmark-start text:name="__RefHeading__437_101914925511111"/>问题修复<text:bookmark-end text:name="__RefHeading__437_101914925511111"/></text:h>
      <text:list xml:id="list140857959159339" text:continue-numbering="true" text:style-name="List_20_1">
        <text:list-item>
          <text:p text:style-name="P86">修正特色图备份在部分情况下可能会出错的问题</text:p>
        </text:list-item>
      </text:list>
      <text:h text:style-name="P38" text:outline-level="1"><text:bookmark-start text:name="__RefHeading__540_999990510"/>1.3.<text:span text:style-name="T9">7</text:span><text:bookmark-end text:name="__RefHeading__540_999990510"/></text:h>
      <text:p text:style-name="P60">2014-0<text:span text:style-name="T9">4-13</text:span></text:p>
      <text:h text:style-name="P9" text:outline-level="2"><text:bookmark-start text:name="__RefHeading__437_10191492551111"/><text:soft-page-break/>功能完善<text:bookmark-end text:name="__RefHeading__437_10191492551111"/></text:h>
      <text:list xml:id="list140857963158735" text:continue-numbering="true" text:style-name="List_20_1">
        <text:list-item>
          <text:p text:style-name="P87">调整部分行为参数</text:p>
        </text:list-item>
      </text:list>
      <text:h text:style-name="P37" text:outline-level="1"><text:bookmark-start text:name="__RefHeading__518_19912379"/>1.3.6<text:bookmark-end text:name="__RefHeading__518_19912379"/></text:h>
      <text:p text:style-name="P59">2014-03-16</text:p>
      <text:h text:style-name="P8" text:outline-level="2"><text:bookmark-start text:name="__RefHeading__437_1019149255111"/>新增特性<text:bookmark-end text:name="__RefHeading__437_1019149255111"/></text:h>
      <text:list xml:id="list140857966179452" text:continue-numbering="true" text:style-name="List_20_1">
        <text:list-item>
          <text:p text:style-name="P88">在Page页面也能使用啦</text:p>
        </text:list-item>
      </text:list>
      <text:h text:style-name="P36" text:outline-level="1"><text:bookmark-start text:name="__RefHeading__491_1767139348"/>1.3.<text:span text:style-name="T8">5</text:span><text:bookmark-end text:name="__RefHeading__491_1767139348"/></text:h>
      <text:p text:style-name="P58">2014-0<text:span text:style-name="T8">2-05</text:span></text:p>
      <text:h text:style-name="P23" text:outline-level="2"><text:bookmark-start text:name="__RefHeading__437_101914925511"/>问题修复<text:bookmark-end text:name="__RefHeading__437_101914925511"/></text:h>
      <text:list xml:id="list140857969167447" text:continue-numbering="true" text:style-name="List_20_1">
        <text:list-item>
          <text:p text:style-name="P89">修正在部分特殊网络环境下，批量上传提示频率过快的问题。</text:p>
        </text:list-item>
      </text:list>
      <text:h text:style-name="P35" text:outline-level="1"><text:bookmark-start text:name="__RefHeading__467_1545255555"/>1.3.<text:span text:style-name="T7">4</text:span><text:bookmark-end text:name="__RefHeading__467_1545255555"/></text:h>
      <text:p text:style-name="P57">2014-01-<text:span text:style-name="T7">25</text:span></text:p>
      <text:h text:style-name="P22" text:outline-level="2"><text:bookmark-start text:name="__RefHeading__437_10191492551"/>问题修复<text:bookmark-end text:name="__RefHeading__437_10191492551"/></text:h>
      <text:list xml:id="list140857972174797" text:continue-numbering="true" text:style-name="List_20_1">
        <text:list-item>
          <text:p text:style-name="P90">修正一处 PHP 提示</text:p>
        </text:list-item>
      </text:list>
      <text:h text:style-name="P34" text:outline-level="1"><text:bookmark-start text:name="__RefHeading__435_1019149255"/>1.3.<text:span text:style-name="T6">3</text:span><text:bookmark-end text:name="__RefHeading__435_1019149255"/></text:h>
      <text:p text:style-name="P56">2014-01-10</text:p>
      <text:h text:style-name="P21" text:outline-level="2"><text:bookmark-start text:name="__RefHeading__437_1019149255"/>问题修复<text:bookmark-end text:name="__RefHeading__437_1019149255"/></text:h>
      <text:list xml:id="list140857975151945" text:continue-numbering="true" text:style-name="List_20_1">
        <text:list-item>
          <text:p text:style-name="P91">修正一个在PHP低版本中由官方API导致的可能性错误</text:p>
        </text:list-item>
      </text:list>
      <text:h text:style-name="P33" text:outline-level="1"><text:bookmark-start text:name="__RefHeading__395_1608129456"/>1.3.2<text:bookmark-end text:name="__RefHeading__395_1608129456"/></text:h>
      <text:p text:style-name="P55">2014-01-03</text:p>
      <text:h text:style-name="P7" text:outline-level="2"><text:bookmark-start text:name="__RefHeading__397_1608129456"/>功能完善<text:bookmark-end text:name="__RefHeading__397_1608129456"/></text:h>
      <text:list xml:id="list140857979172016" text:continue-numbering="true" text:style-name="List_20_1">
        <text:list-item>
          <text:p text:style-name="P81">优化上传延迟算法，现在只上传一张的时候将会<text:span text:style-name="T5">零延迟</text:span></text:p>
        </text:list-item>
        <text:list-item>
          <text:p text:style-name="P81">优化上传错误提示</text:p>
        </text:list-item>
        <text:list-item>
          <text:p text:style-name="P81">优化备份和转换提示</text:p>
        </text:list-item>
      </text:list>
      <text:h text:style-name="Version_20_item_20_title" text:outline-level="2"><text:bookmark-start text:name="__RefHeading__439_1019149255"/>问题修复<text:bookmark-end text:name="__RefHeading__439_1019149255"/></text:h>
      <text:list xml:id="list140857983164188" text:continue-numbering="true" text:style-name="List_20_1">
        <text:list-item>
          <text:p text:style-name="P92">修正授权成功页面 title 的显示</text:p>
        </text:list-item>
      </text:list>
      <text:h text:style-name="P33" text:outline-level="1"><text:bookmark-start text:name="__RefHeading__399_1608129456"/>1.3.1<text:bookmark-end text:name="__RefHeading__399_1608129456"/></text:h>
      <text:p text:style-name="P55">2013-12-30</text:p>
      <text:h text:style-name="P7" text:outline-level="2"><text:bookmark-start text:name="__RefHeading__401_1608129456"/>问题修复<text:bookmark-end text:name="__RefHeading__401_1608129456"/></text:h>
      <text:list xml:id="list140857985162277" text:continue-numbering="true" text:style-name="List_20_1">
        <text:list-item>
          <text:p text:style-name="P81">修正设置保存失效问题</text:p>
        </text:list-item>
      </text:list>
      <text:h text:style-name="P32" text:outline-level="1"><text:bookmark-start text:name="__RefHeading__322_873870979"/>1.3.0<text:bookmark-end text:name="__RefHeading__322_873870979"/></text:h>
      <text:p text:style-name="P54">2013-12-30</text:p>
      <text:h text:style-name="P6" text:outline-level="2"><text:bookmark-start text:name="__RefHeading__324_873870979"/><text:soft-page-break/>新增特性<text:bookmark-end text:name="__RefHeading__324_873870979"/></text:h>
      <text:list xml:id="list140857988160209" text:continue-numbering="true" text:style-name="List_20_1">
        <text:list-item>
          <text:p text:style-name="P93">新增新浪应用授权模式，现需使用新浪微博帐号授权后才可上传图片</text:p>
        </text:list-item>
        <text:list-item>
          <text:p text:style-name="P93">新增授权信息查看</text:p>
        </text:list-item>
      </text:list>
      <text:h text:style-name="Version_20_item_20_title" text:outline-level="2"><text:bookmark-start text:name="__RefHeading__326_873870979"/>功能完善<text:bookmark-end text:name="__RefHeading__326_873870979"/></text:h>
      <text:list xml:id="list140857990163235" text:continue-numbering="true" text:style-name="List_20_1">
        <text:list-item>
          <text:p text:style-name="P93">优化AJAX处理，提高效率</text:p>
        </text:list-item>
        <text:list-item>
          <text:p text:style-name="P95">优化插件选项，移除旧版选项</text:p>
        </text:list-item>
        <text:list-item>
          <text:p text:style-name="P95">优化部分界面</text:p>
        </text:list-item>
        <text:list-item>
          <text:p text:style-name="P95">优化各个尺寸界面间距</text:p>
        </text:list-item>
      </text:list>
      <text:h text:style-name="Version_20_item_20_title" text:outline-level="2"><text:bookmark-start text:name="__RefHeading__328_873870979"/>问题修复<text:bookmark-end text:name="__RefHeading__328_873870979"/></text:h>
      <text:list xml:id="list140857994161496" text:continue-numbering="true" text:style-name="List_20_1">
        <text:list-item>
          <text:p text:style-name="P94">修正由于新浪更改接口导致无法上传图片问题</text:p>
        </text:list-item>
        <text:list-item>
          <text:p text:style-name="P96">修正在IE10中批量插入的页面离开提示</text:p>
        </text:list-item>
      </text:list>
      <text:h text:style-name="P31" text:outline-level="1"><text:bookmark-start text:name="__RefHeading__288_1722864692"/>1.2.<text:span text:style-name="T4">4</text:span><text:bookmark-end text:name="__RefHeading__288_1722864692"/></text:h>
      <text:p text:style-name="P53">2013/10/0<text:span text:style-name="T4">7</text:span></text:p>
      <text:h text:style-name="P5" text:outline-level="2"><text:bookmark-start text:name="__RefHeading__246_3192052211"/>功能完善<text:bookmark-end text:name="__RefHeading__246_3192052211"/></text:h>
      <text:list xml:id="list140857999167658" text:continue-numbering="true" text:style-name="List_20_1">
        <text:list-item>
          <text:p text:style-name="P97">优化语言显示模块</text:p>
        </text:list-item>
      </text:list>
      <text:h text:style-name="P5" text:outline-level="2"><text:bookmark-start text:name="__RefHeading__248_3192052211"/>问题修复<text:bookmark-end text:name="__RefHeading__248_3192052211"/></text:h>
      <text:list xml:id="list140858000159381" text:continue-numbering="true" text:style-name="List_20_1">
        <text:list-item>
          <text:p text:style-name="P97">修正<text:span text:style-name="T4">在未启用插件时候只能显示英文状态的插件介绍</text:span></text:p>
        </text:list-item>
      </text:list>
      <text:h text:style-name="P30" text:outline-level="1"><text:bookmark-start text:name="__RefHeading__244_319205221"/>1.2.3<text:bookmark-end text:name="__RefHeading__244_319205221"/></text:h>
      <text:p text:style-name="P52">2013/10/06</text:p>
      <text:h text:style-name="P4" text:outline-level="2"><text:bookmark-start text:name="__RefHeading__246_319205221"/>功能完善<text:bookmark-end text:name="__RefHeading__246_319205221"/></text:h>
      <text:list xml:id="list140858003163618" text:continue-numbering="true" text:style-name="List_20_1">
        <text:list-item>
          <text:p text:style-name="P98">优化部分架构，减少安全隐患</text:p>
        </text:list-item>
        <text:list-item>
          <text:p text:style-name="P98">优化关于标签的内容</text:p>
        </text:list-item>
        <text:list-item>
          <text:p text:style-name="P98">调整主体API，提高初始化速度</text:p>
        </text:list-item>
      </text:list>
      <text:h text:style-name="P4" text:outline-level="2"><text:bookmark-start text:name="__RefHeading__248_319205221"/>问题修复<text:bookmark-end text:name="__RefHeading__248_319205221"/></text:h>
      <text:list xml:id="list140858006166203" text:continue-numbering="true" text:style-name="List_20_1">
        <text:list-item>
          <text:p text:style-name="P98">修正备份资料部分语言显示错误的问题</text:p>
        </text:list-item>
        <text:list-item>
          <text:p text:style-name="P98">修正在chrome下后台样式有偏差的问题</text:p>
        </text:list-item>
      </text:list>
      <text:h text:style-name="P29" text:outline-level="1"><text:bookmark-start text:name="__RefHeading__220_1554792203"/>1.2.2<text:bookmark-end text:name="__RefHeading__220_1554792203"/></text:h>
      <text:p text:style-name="P51">2013/<text:span text:style-name="T3">10/01</text:span></text:p>
      <text:h text:style-name="P3" text:outline-level="2"><text:bookmark-start text:name="__RefHeading__222_1554792203"/>功能完善<text:bookmark-end text:name="__RefHeading__222_1554792203"/></text:h>
      <text:list xml:id="list140858011170080" text:continue-numbering="true" text:style-name="List_20_1">
        <text:list-item>
          <text:p text:style-name="P99">完善更新服务，以适应多国语言模块</text:p>
        </text:list-item>
      </text:list>
      <text:h text:style-name="P28" text:outline-level="1"><text:bookmark-start text:name="__RefHeading__203_206582668"/>1.2.1<text:bookmark-end text:name="__RefHeading__203_206582668"/></text:h>
      <text:p text:style-name="P50">2013/09/25</text:p>
      <text:h text:style-name="P2" text:outline-level="2"><text:bookmark-start text:name="__RefHeading__205_206582668"/>问题修复<text:bookmark-end text:name="__RefHeading__205_206582668"/></text:h>
      <text:list xml:id="list140858014163990" text:continue-numbering="true" text:style-name="List_20_1">
        <text:list-item>
          <text:p text:style-name="P100">修正由1.2.0版引起的后台设置不能保存的问题，导致无法显示自定义特色图，同时，需重新填写“自定义特色图名称”。</text:p>
        </text:list-item>
      </text:list>
      <text:h text:style-name="P27" text:outline-level="1"><text:bookmark-start text:name="__RefHeading__718_1295281699"/><text:soft-page-break/>1.2.0<text:bookmark-end text:name="__RefHeading__718_1295281699"/></text:h>
      <text:p text:style-name="P49">2013/09/25</text:p>
      <text:h text:style-name="P1" text:outline-level="2"><text:bookmark-start text:name="__RefHeading__720_1295281699"/>新增特性<text:bookmark-end text:name="__RefHeading__720_1295281699"/></text:h>
      <text:list xml:id="list140858017159032" text:continue-numbering="true" text:style-name="List_20_1">
        <text:list-item>
          <text:p text:style-name="P105">新增<text:span text:style-name="T2">批量插入</text:span>功能</text:p>
        </text:list-item>
      </text:list>
      <text:h text:style-name="Version_20_item_20_title" text:outline-level="2"><text:bookmark-start text:name="__RefHeading__722_1295281699"/>功能完善<text:bookmark-end text:name="__RefHeading__722_1295281699"/></text:h>
      <text:list xml:id="list140858019181490" text:continue-numbering="true" text:style-name="List_20_1">
        <text:list-item>
          <text:p text:style-name="P102">优化部分代码结构，提高运行效率</text:p>
        </text:list-item>
        <text:list-item>
          <text:p text:style-name="P102">优化插件后台选项界面</text:p>
        </text:list-item>
        <text:list-item>
          <text:p text:style-name="P102">去除V1版兼容性（V1版已下线），减少多余代码</text:p>
        </text:list-item>
      </text:list>
      <text:h text:style-name="Version_20_item_20_title" text:outline-level="2"><text:bookmark-start text:name="__RefHeading__726_1295281699"/>问题修复<text:bookmark-end text:name="__RefHeading__726_1295281699"/></text:h>
      <text:list xml:id="list140858022162958" text:continue-numbering="true" text:style-name="List_20_1">
        <text:list-item>
          <text:p text:style-name="P102">修正获取备份资料时出错的问题</text:p>
        </text:list-item>
        <text:list-item>
          <text:p text:style-name="P102">修正作者主页显示为插件主页的问题</text:p>
        </text:list-item>
      </text:list>
      <text:h text:style-name="P27" text:outline-level="1"><text:bookmark-start text:name="__RefHeading__696_1295281699"/>1.1.1<text:bookmark-end text:name="__RefHeading__696_1295281699"/></text:h>
      <text:p text:style-name="P49">2013/09/20</text:p>
      <text:h text:style-name="P1" text:outline-level="2"><text:bookmark-start text:name="__RefHeading__724_1295281699"/>功能完善<text:bookmark-end text:name="__RefHeading__724_1295281699"/></text:h>
      <text:list xml:id="list140858026168526" text:continue-numbering="true" text:style-name="List_20_1">
        <text:list-item>
          <text:p text:style-name="P102">调整部分查询策略，减少安全隐患</text:p>
        </text:list-item>
      </text:list>
      <text:h text:style-name="P1" text:outline-level="2"><text:bookmark-start text:name="__RefHeading__698_1295281699"/>问题修复<text:bookmark-end text:name="__RefHeading__698_1295281699"/></text:h>
      <text:list xml:id="list140858028159877" text:continue-numbering="true" text:style-name="List_20_1">
        <text:list-item>
          <text:p text:style-name="Version_20_content">兼容至 WordPress 3.6.1（重要）</text:p>
        </text:list-item>
      </text:list>
      <text:h text:style-name="P27" text:outline-level="1"><text:bookmark-start text:name="__RefHeading__700_1295281699"/>1.1.0<text:bookmark-end text:name="__RefHeading__700_1295281699"/></text:h>
      <text:p text:style-name="P49">2013/08/10</text:p>
      <text:h text:style-name="P1" text:outline-level="2"><text:bookmark-start text:name="__RefHeading__702_1295281699"/>新增特性<text:bookmark-end text:name="__RefHeading__702_1295281699"/></text:h>
      <text:list xml:id="list140858032178158" text:continue-numbering="true" text:style-name="List_20_1">
        <text:list-item>
          <text:p text:style-name="Version_20_content">新增<text:span text:style-name="Strong_20_Emphasis">批量上传</text:span>图片功能，请在选择文件框中按住 Ctrl 或 Shift进行文件多选。</text:p>
        </text:list-item>
        <text:list-item>
          <text:p text:style-name="Version_20_content">新增备份目录提示文字说明</text:p>
        </text:list-item>
      </text:list>
      <text:h text:style-name="P27" text:outline-level="1"><text:bookmark-start text:name="__RefHeading__704_1295281699"/>1.0.2<text:bookmark-end text:name="__RefHeading__704_1295281699"/></text:h>
      <text:p text:style-name="P49">2013/06/09</text:p>
      <text:h text:style-name="P1" text:outline-level="2"><text:bookmark-start text:name="__RefHeading__706_1295281699"/>问题修复<text:bookmark-end text:name="__RefHeading__706_1295281699"/></text:h>
      <text:list xml:id="list140858036178739" text:continue-numbering="true" text:style-name="List_20_1">
        <text:list-item>
          <text:p text:style-name="Version_20_content">修正在chrome中上传大图有可能导致图片不完整的问题</text:p>
        </text:list-item>
      </text:list>
      <text:h text:style-name="P27" text:outline-level="1"><text:bookmark-start text:name="__RefHeading__708_1295281699"/>1.0.1<text:bookmark-end text:name="__RefHeading__708_1295281699"/></text:h>
      <text:p text:style-name="P49">2013/06/03</text:p>
      <text:h text:style-name="P1" text:outline-level="2"><text:bookmark-start text:name="__RefHeading__710_1295281699"/>功能完善<text:bookmark-end text:name="__RefHeading__710_1295281699"/></text:h>
      <text:list xml:id="list140858040159189" text:continue-numbering="true" text:style-name="List_20_1">
        <text:list-item>
          <text:p text:style-name="P101">修正在极少部分系统和浏览器中，无法弹出文件选择框的问题</text:p>
        </text:list-item>
      </text:list>
      <text:h text:style-name="P20" text:outline-level="2"><text:bookmark-start text:name="__RefHeading__712_1295281699"/>问题修复<text:bookmark-end text:name="__RefHeading__712_1295281699"/></text:h>
      <text:list xml:id="list140858041169936" text:continue-numbering="true" text:style-name="List_20_1">
        <text:list-item>
          <text:p text:style-name="Version_20_content">优化 css 文件体积，提高加载速度</text:p>
        </text:list-item>
      </text:list>
      <text:h text:style-name="P26" text:outline-level="1"><text:bookmark-start text:name="__RefHeading__714_1295281699"/><text:span text:style-name="T1">1.</text:span>0.0<text:bookmark-end text:name="__RefHeading__714_1295281699"/></text:h>
      <text:p text:style-name="P48">2013/05/05</text:p>
      <text:h text:style-name="P1" text:outline-level="2"><text:bookmark-start text:name="__RefHeading__716_1295281699"/><text:soft-page-break/>屌图床发布<text:bookmark-end text:name="__RefHeading__716_12952816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宋体1" svg:font-family="宋体" style:font-adornments="常规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41cm" fo:margin-right="0cm" fo:text-indent="0cm" style:auto-text-indent="false" style:page-number="auto"/>
      <style:text-properties fo:font-size="14pt" fo:font-weight="bold" style:font-size-asian="11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Version_20_content" style:display-name="Version content" style:family="paragraph" style:parent-style-name="Text_20_body" style:list-style-name="List_20_1" style:master-page-name="">
      <style:paragraph-properties fo:margin-left="1.482cm" fo:margin-right="0cm" fo:margin-top="0cm" fo:margin-bottom="0cm" loext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weight="normal" style:font-name-asian="宋体1" style:font-family-asian="宋体" style:font-style-name-asian="常规" style:font-pitch-asian="variable" style:font-size-asian="10.5pt" style:font-weight-asian="normal" style:font-size-complex="12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Version_20_date" style:display-name="Version date" style:family="paragraph" style:parent-style-name="Text_20_body" style:next-style-name="Version_20_item_20_title" style:auto-update="true"/>
    <style:style style:name="Version_20_item_20_title" style:display-name="Version item title" style:family="paragraph" style:parent-style-name="Heading_20_4" style:next-style-name="Version_20_content" style:auto-update="true" style:default-outline-level="2" style:list-style-name="">
      <style:paragraph-properties fo:margin-left="0.847cm" fo:margin-right="0cm" fo:margin-top="0cm" fo:margin-bottom="0.215cm" loext:contextual-spacing="false" fo:text-indent="0cm" style:auto-text-indent="false"/>
      <style:text-properties fo:font-style="normal" officeooo:rsid="00096421" style:font-style-asian="normal"/>
    </style:style>
    <style:style style:name="Version_20_numbers" style:display-name="Version numbers" style:family="paragraph" style:parent-style-name="Heading_20_3" style:next-style-name="Version_20_date" style:default-outline-level="1" style:list-style-name="">
      <style:paragraph-properties fo:margin-left="0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00:14:11.939000000</meta:creation-date>
    <meta:editing-duration>PT7H58M56S</meta:editing-duration>
    <meta:editing-cycles>53</meta:editing-cycles>
    <meta:generator>LibreOffice/4.3.4.1$Windows_x86 LibreOffice_project/bc356b2f991740509f321d70e4512a6a54c5f243</meta:generator>
    <meta:initial-creator>Km Van</meta:initial-creator>
    <dc:date>2015-01-10T14:08:57.663000000</dc:date>
    <meta:document-statistic meta:table-count="0" meta:image-count="0" meta:object-count="0" meta:page-count="8" meta:paragraph-count="239" meta:word-count="1595" meta:character-count="2256" meta:non-whitespace-character-count="2161"/>
  </office:meta>
</office:document-meta>
</file>